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voitteena on luoda verkkohuutokauppa, jossa huutokauppakamari voi myydä hallussaan olevia tuotteita. Huutokauppakamarin meklari täyttää lomakkeen lisätessään tuotteen myyntiin. Lomakkeella ilmoitetaan tuotteen nimi, lyhyt kuvaus, mahdollisesti kuva, tuoteluokka huutokaupan alkamis- ja päättymisaika sekä tuotteen lähtöhinta ja minimikorotus. Järjestelmä luo lomakkeen pohjalta tuotesivun, jota asiakkaat voivat katsoa. Meklarit voivat myös muokata tuotesivuja myöhemmin. Samoin meklarit voivat lisätä, muokata ja poistaa tuoteluokkia tarpeen mukaan.</text:p>
      <text:p text:style-name="Standard"/>
      <text:p text:style-name="Standard">Asiakkaat voivat selailla myynnissä olevia tuotteita tuotteen nimeen perustuvalla haulla, tai tuotekategorian perusteella. Tuotteiden selailu ei vaadi käyttäjätunnuksen luomista. Kun asiakas haluaa tehdä huudon, hän syöttää tuotesivun lopussa olevaan kenttään huutonsa summan, ja klikkaa vieressä olevaa ”huuda”-näppäintä. Seuraavaksi asiakas ohjataan kirjautumissivulle, jossa hän täyttää rekisteröitymislomakkeen järjestelmään. Aiemmin rekisteröityneet käyttäjät voivat syöttää käyttäjätunnuksen (tai kirjautuessa antamansa sähköpostiosoitteen) ja salasanan, jolloin lomaketta ei tarvitse täyttää. Kun asiakas on tunnistettu, järjestelmä vahvistaa asiakkaalta vielä huudon, ja ilmoittaa huudon onnistumisesta ja ohjaa asiakkaan takaisin etusivulle.</text:p>
      <text:p text:style-name="Standard"/>
      <text:p text:style-name="Standard">Jos asiakkaan huuto on poikkeuksellisen suuri (esim. 50% edellistä huutoa korkeampi), järjestelmä kirjaa tiedon ylös. Meklarit voivat selata seurantalistaa, jossa löytyy kustakin myyntiartikkelista seuraavat tiedot: tehtyjen tarjousten määrä, suurin tarjous, poikkeavat tarjoukset.</text:p>
      <text:p text:style-name="Standard"/>
      <text:p text:style-name="Standard">Kun tuotteen huutokauppaaminen päättyy, tuotesivu ei enää näy asiakkaille. Järjestelmä vahvistaa voittaneen huudon sähköpostitse. Jos huutoa ei vahvisteta, huudon voittaa toiseksi korkeimman tarjouksen tekijä (tämä vahvistetaan tietenkin samoin kuin alkuperäinen voittaja). Järjestelmä lähettää laskun voittaneen huudon huutaja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emu Pitkanen</meta:initial-creator>
    <meta:creation-date>2013-09-05T14:35:04</meta:creation-date>
    <dc:date>2013-09-05T15:13:50</dc:date>
    <dc:creator>Teemu Pitkanen</dc:creator>
    <meta:editing-duration>PT7M55S</meta:editing-duration>
    <meta:editing-cycles>1</meta:editing-cycles>
    <meta:document-statistic meta:table-count="0" meta:image-count="0" meta:object-count="0" meta:page-count="1" meta:paragraph-count="4" meta:word-count="212" meta:character-count="1914" meta:non-whitespace-character-count="1914"/>
    <meta:generator>LibreOffice/3.5$Linux_X86_64 LibreOffice_project/350m1$Build-2</meta:generator>
  </office:meta>
</office:document-meta>
</file>